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161cm" draw:marker-end-width="0.161cm" draw:stroke-linejoin="round" draw:fill="none" draw:fill-color="#ffffff" draw:textarea-horizontal-align="justify" draw:textarea-vertical-align="top" draw:auto-grow-height="false" fo:padding-top="0.117cm" fo:padding-bottom="0.117cm" fo:padding-left="0.237cm" fo:padding-right="0.237cm" fo:wrap-option="wrap"/>
    </style:style>
    <style:style style:name="gr2" style:family="graphic" style:parent-style-name="standard">
      <style:graphic-properties draw:stroke="solid" svg:stroke-width="0cm" svg:stroke-color="#000000" draw:marker-start-width="0.2cm" draw:marker-end-width="0.2cm" draw:stroke-linejoin="round" draw:fill="none" draw:fill-color="#ffffff" draw:textarea-horizontal-align="justify" draw:textarea-vertical-align="top" draw:auto-grow-height="false" fo:padding-top="0.117cm" fo:padding-bottom="0.117cm" fo:padding-left="0.237cm" fo:padding-right="0.237cm" fo:wrap-option="wrap"/>
    </style:style>
    <style:style style:name="gr3" style:family="graphic" style:parent-style-name="standard">
      <style:graphic-properties draw:stroke="none" draw:fill="none" fo:min-height="1.183cm"/>
    </style:style>
    <style:style style:name="gr4" style:family="graphic" style:parent-style-name="standard">
      <style:graphic-properties draw:stroke="solid" svg:stroke-width="0cm" svg:stroke-color="#0066cc" draw:marker-start-width="0.2cm" draw:marker-end-width="0.2cm" draw:stroke-linejoin="round" draw:fill="none" draw:fill-color="#ffffff" draw:textarea-horizontal-align="left" draw:textarea-vertical-align="top" draw:auto-grow-height="false" fo:padding-top="0.117cm" fo:padding-bottom="0.117cm" fo:padding-left="0.237cm" fo:padding-right="0.237cm" fo:wrap-option="wrap"/>
    </style:style>
    <style:style style:name="gr5" style:family="graphic" style:parent-style-name="standard">
      <style:graphic-properties draw:stroke="none" svg:stroke-width="0cm" draw:marker-start-width="0.2cm" draw:marker-end-width="0.2cm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fo:min-height="1.4cm"/>
    </style:style>
    <style:style style:name="gr7" style:family="graphic" style:parent-style-name="standard">
      <style:graphic-properties draw:stroke="solid" svg:stroke-width="0cm" svg:stroke-color="#000000" draw:marker-start-width="0.2cm" draw:marker-end-width="0.2cm" draw:stroke-linejoin="round" draw:fill="none" draw:fill-color="#ffffff" draw:textarea-horizontal-align="left" draw:textarea-vertical-align="top" draw:auto-grow-height="false" fo:padding-top="0.117cm" fo:padding-bottom="0.117cm" fo:padding-left="0.237cm" fo:padding-right="0.237cm" fo:wrap-option="wrap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111cm" fo:min-width="1.539cm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svg:stroke-width="0.053cm" svg:stroke-color="#0084d1" draw:marker-start-width="0.279cm" draw:marker-end-width="0.279cm" draw:fill="none" draw:fill-color="#0066cc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c5000b" draw:marker-start-width="0.279cm" draw:marker-end-width="0.279cm" draw:fill="none" draw:fill-color="#0066cc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579d1c" draw:marker-start-width="0.279cm" draw:marker-end-width="0.279cm" draw:fill="none" draw:fill-color="#0066cc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width="0.035cm" svg:stroke-color="#000000" draw:marker-start-width="0.252cm" draw:marker-end="Symmetric_20_Arrow" draw:marker-end-width="0.252cm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width="0.053cm" svg:stroke-color="#0084d1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579d1c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c5000b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false" fo:min-height="0.301cm" fo:min-width="0.854cm"/>
    </style:style>
    <style:style style:name="gr21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false" fo:min-height="0.301cm" fo:min-width="0.566cm"/>
    </style:style>
    <style:style style:name="gr22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false" fo:min-height="0.301cm" fo:min-width="1.86cm"/>
    </style:style>
    <style:style style:name="gr23" style:family="graphic" style:parent-style-name="standard">
      <style:graphic-properties svg:stroke-width="0.035cm" svg:stroke-color="#999999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24" style:family="graphic" style:parent-style-name="objectwithoutfill">
      <style:graphic-properties draw:stroke="solid" svg:stroke-color="#0084d1" draw:marker-end="" draw:fill="none" draw:textarea-vertical-align="middle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 style:font-independent-line-spacing="true"/>
      <style:text-properties fo:font-size="12pt" style:font-size-asian="12pt" style:font-size-complex="12pt"/>
    </style:style>
    <style:style style:name="P3" style:family="paragraph">
      <style:paragraph-properties fo:text-align="center" style:writing-mode="lr-tb" style:font-independent-line-spacing="true"/>
      <style:text-properties fo:font-size="9pt" style:font-size-asian="9pt" style:font-size-complex="9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2pt" style:font-size-asian="12pt" style:font-size-complex="12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fo:text-align="center"/>
    </style:style>
    <style:style style:name="P11" style:family="paragraph">
      <style:text-properties fo:color="#0084d1" fo:font-size="14pt" style:font-size-asian="14pt" style:font-size-complex="14pt"/>
    </style:style>
    <style:style style:name="P12" style:family="paragraph">
      <style:paragraph-properties fo:text-align="center"/>
      <style:text-properties fo:font-size="13pt" style:font-size-asian="13pt" style:font-size-complex="13pt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style:paragraph-properties fo:margin-top="0cm" fo:margin-bottom="0.102cm" fo:text-align="center"/>
      <style:text-properties fo:font-size="12pt" style:font-size-asian="12pt" style:font-size-complex="12pt"/>
    </style:style>
    <style:style style:name="P15" style:family="paragraph">
      <style:paragraph-properties fo:margin-top="0cm" fo:margin-bottom="0.102cm" fo:text-align="center"/>
    </style:style>
    <style:style style:name="P16" style:family="paragraph">
      <style:paragraph-properties fo:text-align="center"/>
      <style:text-properties fo:font-size="8pt" style:font-size-asian="12pt" style:font-size-complex="12pt"/>
    </style:style>
    <style:style style:name="P17" style:family="paragraph">
      <style:text-properties fo:font-size="8pt" fo:font-weight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fo:language="en" fo:country="GB" style:font-size-asian="12pt" style:font-size-complex="12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color="#0084d1" fo:font-size="14pt" style:font-size-asian="14pt" style:font-size-complex="14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family="'Arial Narrow'" style:font-family-generic="swiss" style:font-pitch="variable" fo:font-size="12pt" style:font-size-asian="12pt" style:font-size-complex="12pt"/>
    </style:style>
    <style:style style:name="T9" style:family="text">
      <style:text-properties fo:font-family="Arial" style:font-family-generic="swiss" style:font-pitch="variable" fo:font-size="12pt" style:font-size-asian="12pt" style:font-size-complex="12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12pt" fo:letter-spacing="-0.035cm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Processo 8" draw:style-name="gr1" draw:text-style-name="P2" xml:id="id3" draw:id="id3" draw:layer="layout" svg:width="3.468cm" svg:height="1.861cm" svg:x="3.286cm" svg:y="9.2cm">
          <text:p text:style-name="P1"><text:span text:style-name="T1">Compute forward-in-time physic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 xml:id="id8" draw:id="id8">
          <draw:custom-shape draw:name="Preparazione 5" draw:style-name="gr2" draw:text-style-name="P3" draw:layer="layout" svg:width="2.943cm" svg:height="1.86cm" svg:x="9.857cm" svg:y="5.178cm">
            <text:p/>
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</draw:custom-shape>
          <draw:frame draw:style-name="gr3" draw:text-style-name="P5" draw:layer="layout" svg:width="2.8cm" svg:height="1.433cm" svg:x="10cm" svg:y="5.416cm">
            <draw:text-box>
              <text:p text:style-name="P4"><text:span text:style-name="T2">Transfer </text:span></text:p>
              <text:p text:style-name="P4"><text:span text:style-name="T2">environmental </text:span></text:p>
              <text:p text:style-name="P4"><text:span text:style-name="T2">data</text:span></text:p>
            </draw:text-box>
          </draw:frame>
        </draw:g>
        <draw:g draw:name="Gruppo 15" xml:id="id2" draw:id="id2">
          <draw:custom-shape draw:name="Processo 17" draw:style-name="gr4" draw:text-style-name="P2" draw:layer="layout" svg:width="3.469cm" svg:height="2.279cm" svg:x="12.733cm" svg:y="7.921cm">
            <text:p text:style-name="P1"><text:span text:style-name="T1">Compute transport rates for biological states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 draw:name="Gruppo 45" xml:id="id4" draw:id="id4">
          <draw:custom-shape draw:name="Memoria interna 43" draw:style-name="gr2" draw:text-style-name="P6" draw:layer="layout" svg:width="3.271cm" svg:height="1.721cm" svg:x="3.385cm" svg:y="6.051cm">
            <text:p/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custom-shape draw:name="CasellaDiTesto 44" draw:style-name="gr5" draw:text-style-name="P8" draw:layer="layout" svg:width="3.117cm" svg:height="1.275cm" svg:x="3.514cm" svg:y="6.223cm">
            <text:list text:style-name="L1">
              <text:list-header>
                <text:p text:style-name="P7"><text:span text:style-name="T3">Physical</text:span></text:p>
                <text:p text:style-name="P7"><text:span text:style-name="T3">State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uppo 46" xml:id="id7" draw:id="id7">
          <draw:custom-shape draw:name="Memoria interna 47" draw:style-name="gr2" draw:text-style-name="P6" draw:layer="layout" svg:width="3.271cm" svg:height="1.722cm" svg:x="3.208cm" svg:y="3.273cm">
            <text:p/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custom-shape draw:name="CasellaDiTesto 48" draw:style-name="gr5" draw:text-style-name="P8" draw:layer="layout" svg:width="3.317cm" svg:height="1.275cm" svg:x="3.137cm" svg:y="3.444cm">
            <text:list text:style-name="L1">
              <text:list-header>
                <text:p text:style-name="P7"><text:span text:style-name="T3">Biological</text:span></text:p>
                <text:p text:style-name="P7"><text:span text:style-name="T3">State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uppo 57" xml:id="id6" draw:id="id6">
          <draw:custom-shape draw:name="Memoria interna 58" draw:style-name="gr2" draw:text-style-name="P6" draw:layer="layout" svg:width="3.27cm" svg:height="1.721cm" svg:x="16.937cm" svg:y="5.158cm">
            <text:p/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frame draw:style-name="gr6" draw:text-style-name="P9" draw:layer="layout" svg:width="2.99cm" svg:height="1.65cm" svg:x="17.4cm" svg:y="5.409cm">
            <draw:text-box>
              <text:p><text:span text:style-name="T1">Biological States </text:span><text:span text:style-name="T4">(forward-in-time)</text:span></text:p>
            </draw:text-box>
          </draw:frame>
        </draw:g>
        <draw:custom-shape draw:name="Processo 17" draw:style-name="gr7" draw:text-style-name="P2" xml:id="id1" draw:id="id1" draw:layer="layout" svg:width="3.469cm" svg:height="1.8cm" svg:x="12.733cm" svg:y="2.4cm">
          <text:p text:style-name="P1"><text:span text:style-name="T1">Compute biological rates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0" draw:layer="layout" svg:x1="14.468cm" svg:y1="4.2cm" svg:x2="14.467cm" svg:y2="5.179cm" draw:start-shape="id1" draw:start-glue-point="6" svg:d="M14468 4200v740h-1v239">
          <text:p/>
        </draw:connector>
        <draw:connector draw:style-name="gr8" draw:text-style-name="P10" draw:layer="layout" svg:x1="14.467cm" svg:y1="7.921cm" svg:x2="14.467cm" svg:y2="7.037cm" draw:start-shape="id2" draw:start-glue-point="0" svg:d="M14467 7921v-884">
          <text:p/>
        </draw:connector>
        <draw:connector draw:style-name="gr8" draw:text-style-name="P10" draw:layer="layout" svg:x1="5.02cm" svg:y1="9.2cm" svg:x2="5.02cm" svg:y2="7.772cm" draw:start-shape="id3" draw:start-glue-point="4" draw:end-shape="id4" svg:d="M5020 9200v-1428">
          <text:p/>
        </draw:connector>
        <draw:custom-shape draw:style-name="gr9" draw:text-style-name="P10" draw:layer="layout" svg:width="6.2cm" svg:height="6.1cm" svg:x="1.3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1" draw:layer="layout" svg:width="2.039cm" svg:height="1.361cm" svg:x="1.9cm" svg:y="11cm">
          <draw:text-box>
            <text:p><text:span text:style-name="T5">OGCM</text:span></text:p>
            <text:p><text:span text:style-name="T5"/></text:p>
          </draw:text-box>
        </draw:frame>
        <draw:custom-shape draw:style-name="gr11" draw:text-style-name="P12" xml:id="id5" draw:id="id5" draw:layer="layout" svg:width="2.8cm" svg:height="1.8cm" svg:x="13.067cm" svg:y="5.208cm">
          <text:p text:style-name="P10"><text:span text:style-name="T6">Integrator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8" draw:text-style-name="P10" draw:layer="layout" svg:x1="15.867cm" svg:y1="6.108cm" svg:x2="16.937cm" svg:y2="6.108cm" draw:start-shape="id5" draw:start-glue-point="10" draw:end-shape="id6" draw:end-glue-point="3" svg:d="M15867 6108h1070">
          <text:p/>
        </draw:connector>
        <draw:connector draw:style-name="gr12" draw:text-style-name="P10" draw:layer="layout" draw:type="curve" svg:x1="6.479cm" svg:y1="4.134cm" svg:x2="12.733cm" svg:y2="3.3cm" draw:start-shape="id7" draw:start-glue-point="1" draw:end-shape="id1" draw:end-glue-point="5" svg:d="M6479 4134c4690 0 1564-834 6254-834">
          <text:p/>
        </draw:connector>
        <draw:connector draw:style-name="gr8" draw:text-style-name="P10" draw:layer="layout" draw:type="curve" draw:line-skew="-1.05cm" svg:x1="18.663cm" svg:y1="5.158cm" svg:x2="4.808cm" svg:y2="3.273cm" draw:start-shape="id6" draw:start-glue-point="0" draw:end-shape="id7" draw:end-glue-point="0" svg:d="M18663 5158c0-5154-13855-4211-13855-1885">
          <text:p/>
        </draw:connector>
        <draw:connector draw:style-name="gr12" draw:text-style-name="P10" draw:layer="layout" draw:type="curve" svg:x1="11.328cm" svg:y1="5.178cm" svg:x2="12.733cm" svg:y2="3.3cm" draw:start-shape="id8" draw:start-glue-point="0" draw:end-shape="id1" draw:end-glue-point="5" svg:d="M11328 5178c0-1252 468-1878 1405-1878">
          <text:p/>
        </draw:connector>
        <draw:connector draw:style-name="gr12" draw:text-style-name="P10" draw:layer="layout" draw:type="curve" svg:x1="3.385cm" svg:y1="6.911cm" svg:x2="3.286cm" svg:y2="10.131cm" draw:start-shape="id4" draw:start-glue-point="3" draw:end-shape="id3" draw:end-glue-point="5" svg:d="M3385 6911c-900 0-850 3220-99 3220">
          <text:p/>
        </draw:connector>
        <draw:connector draw:style-name="gr12" draw:text-style-name="P10" draw:layer="layout" draw:type="curve" svg:x1="11.328cm" svg:y1="7.038cm" svg:x2="12.733cm" svg:y2="9.06cm" draw:start-shape="id8" draw:start-glue-point="2" draw:end-shape="id2" svg:d="M11328 7038c0 1348 468 2022 1405 2022">
          <text:p/>
        </draw:connector>
        <draw:connector draw:style-name="gr12" draw:text-style-name="P10" draw:layer="layout" draw:type="curve" svg:x1="6.656cm" svg:y1="6.911cm" svg:x2="9.857cm" svg:y2="6.108cm" draw:start-shape="id4" draw:start-glue-point="1" draw:end-shape="id8" draw:end-glue-point="3" svg:d="M6656 6911c2400 0 800-803 3201-803">
          <text:p/>
        </draw:connector>
      </draw:page>
      <draw:page draw:name="page2" draw:style-name="dp1" draw:master-page-name="Default">
        <draw:rect draw:style-name="gr13" draw:text-style-name="P13" xml:id="id9" draw:id="id9" draw:layer="layout" svg:width="4.826cm" svg:height="1.8cm" svg:x="2.012cm" svg:y="3.179cm">
          <text:p text:style-name="P13"><text:span text:style-name="T7">nemo_init</text:span></text:p>
          <text:p text:style-name="P14"><text:span text:style-name="T2">(nemogcm.F90)</text:span></text:p>
          <text:p text:style-name="P13"><text:span text:style-name="T1"><text:s/></text:span><text:span text:style-name="T1">NEMO Initialization</text:span></text:p>
        </draw:rect>
        <draw:rect draw:style-name="gr13" draw:text-style-name="P13" xml:id="id10" draw:id="id10" draw:layer="layout" svg:width="4.879cm" svg:height="1.8cm" svg:x="8.447cm" svg:y="3.179cm">
          <text:p text:style-name="P13"><text:span text:style-name="T7">trc_init</text:span></text:p>
          <text:p text:style-name="P15"><text:span text:style-name="T2">(trcini.F90)</text:span></text:p>
          <text:p text:style-name="P13"><text:span text:style-name="T1"><text:s/></text:span><text:span text:style-name="T1">TOP Initialization</text:span></text:p>
        </draw:rect>
        <draw:rect draw:style-name="gr14" draw:text-style-name="P13" xml:id="id12" draw:id="id12" draw:layer="layout" svg:width="4.826cm" svg:height="1.8cm" svg:x="2.398cm" svg:y="6.596cm">
          <text:p text:style-name="P13"><text:span text:style-name="T7">trc_nam</text:span></text:p>
          <text:p text:style-name="P14"><text:span text:style-name="T2">(trcnam.F90)</text:span></text:p>
          <text:p text:style-name="P13"><text:span text:style-name="T1">Get </text:span><text:span text:style-name="T8">TOP/MY_TRC</text:span><text:span text:style-name="T1"> </text:span><text:span text:style-name="T1">settings</text:span></text:p>
        </draw:rect>
        <draw:rect draw:style-name="gr14" draw:text-style-name="P13" xml:id="id11" draw:id="id11" draw:layer="layout" svg:width="4.826cm" svg:height="1.8cm" svg:x="14.816cm" svg:y="3.179cm">
          <text:p text:style-name="P13"><text:span text:style-name="T7">par_my_trc</text:span></text:p>
          <text:p text:style-name="P14"><text:span text:style-name="T2">(par_my_trc.F90)</text:span></text:p>
          <text:p text:style-name="P13"><text:span text:style-name="T9">MY_TRC</text:span><text:span text:style-name="T1"> memory arrays</text:span></text:p>
        </draw:rect>
        <draw:rect draw:style-name="gr13" draw:text-style-name="P13" xml:id="id18" draw:id="id18" draw:layer="layout" svg:width="4.826cm" svg:height="1.8cm" svg:x="14.452cm" svg:y="6.596cm">
          <text:p text:style-name="P13"><text:span text:style-name="T7">trc_ini_state</text:span></text:p>
          <text:p text:style-name="P14"><text:span text:style-name="T2">(trcini.F90)</text:span></text:p>
          <text:p text:style-name="P13"><text:span text:style-name="T1">Fill state variables</text:span></text:p>
        </draw:rect>
        <draw:rect draw:style-name="gr14" draw:text-style-name="P13" xml:id="id17" draw:id="id17" draw:layer="layout" svg:width="4.572cm" svg:height="1.8cm" svg:x="8.6cm" svg:y="6.596cm">
          <text:p text:style-name="P13"><text:span text:style-name="T7">trc_ini_my_trc</text:span></text:p>
          <text:p text:style-name="P14"><text:span text:style-name="T2">(trcini_my_trc.F90)</text:span></text:p>
          <text:p text:style-name="P13"><text:span text:style-name="T1">BFM</text:span><text:span text:style-name="T1"> Initial state</text:span></text:p>
        </draw:rect>
        <draw:rect draw:style-name="gr15" draw:text-style-name="P13" xml:id="id13" draw:id="id13" draw:layer="layout" svg:width="4.826cm" svg:height="1.8cm" svg:x="2.398cm" svg:y="8.963cm">
          <text:p text:style-name="P13"><text:span text:style-name="T7">trc_nam_bfm</text:span></text:p>
          <text:p text:style-name="P14"><text:span text:style-name="T2">(trcnam_bfm.F90)</text:span></text:p>
          <text:p text:style-name="P13"><text:span text:style-name="T1">Define BFM vars in TOP</text:span></text:p>
        </draw:rect>
        <draw:connector draw:style-name="gr16" draw:text-style-name="P10" draw:layer="layout" svg:x1="6.838cm" svg:y1="4.079cm" svg:x2="8.447cm" svg:y2="4.079cm" draw:start-shape="id9" draw:start-glue-point="1" draw:end-shape="id10" draw:end-glue-point="3" svg:d="M6838 4079h1609">
          <text:p/>
        </draw:connector>
        <draw:connector draw:style-name="gr16" draw:text-style-name="P10" draw:layer="layout" svg:x1="14.816cm" svg:y1="4.079cm" svg:x2="13.326cm" svg:y2="4.079cm" draw:start-shape="id11" draw:start-glue-point="3" draw:end-shape="id10" draw:end-glue-point="1" svg:d="M14816 4079h-1490">
          <text:p/>
        </draw:connector>
        <draw:connector draw:style-name="gr16" draw:text-style-name="P10" draw:layer="layout" draw:line-skew="0.038cm" svg:x1="10.886cm" svg:y1="4.979cm" svg:x2="4.811cm" svg:y2="6.596cm" draw:start-shape="id10" draw:end-shape="id12" draw:end-glue-point="0" svg:d="M10886 4979v847h-6075v770">
          <text:p/>
        </draw:connector>
        <draw:connector draw:style-name="gr16" draw:text-style-name="P10" draw:layer="layout" svg:x1="4.811cm" svg:y1="8.396cm" svg:x2="4.811cm" svg:y2="8.963cm" draw:start-shape="id12" draw:start-glue-point="2" draw:end-shape="id13" draw:end-glue-point="0" svg:d="M4811 8396v567">
          <text:p/>
        </draw:connector>
        <draw:rect draw:style-name="gr15" draw:text-style-name="P13" xml:id="id19" draw:id="id19" draw:layer="layout" svg:width="4.572cm" svg:height="1.8cm" svg:x="8.6cm" svg:y="8.963cm">
          <text:p text:style-name="P13"><text:span text:style-name="T7">analytical_ic</text:span></text:p>
          <text:p text:style-name="P14"><text:span text:style-name="T2">(ModuleGlobFun.F90)</text:span></text:p>
          <text:p text:style-name="P13"><text:span text:style-name="T1">Analytical initial conds</text:span></text:p>
        </draw:rect>
        <draw:rect draw:style-name="gr15" draw:text-style-name="P13" xml:id="id14" draw:id="id14" draw:layer="layout" svg:width="4.826cm" svg:height="1.8cm" svg:x="2.397cm" svg:y="11.314cm">
          <text:p text:style-name="P13"><text:span text:style-name="T7">init_bfm</text:span></text:p>
          <text:p text:style-name="P14"><text:span text:style-name="T2">(api_bfm.F90)</text:span></text:p>
          <text:p text:style-name="P13"><text:span text:style-name="T1"><text:s/></text:span><text:span text:style-name="T1">BFM commons</text:span></text:p>
        </draw:rect>
        <draw:rect draw:style-name="gr15" draw:text-style-name="P13" xml:id="id15" draw:id="id15" draw:layer="layout" svg:width="4.826cm" svg:height="1.8cm" svg:x="2.397cm" svg:y="13.651cm">
          <text:p text:style-name="P13"><text:span text:style-name="T7">set_var_info_bfm</text:span></text:p>
          <text:p text:style-name="P14"><text:span text:style-name="T2">(set_var_info_bfm.F90)</text:span></text:p>
          <text:p text:style-name="P13"><text:span text:style-name="T1">Variables metadata</text:span></text:p>
        </draw:rect>
        <draw:rect draw:style-name="gr15" draw:text-style-name="P13" xml:id="id16" draw:id="id16" draw:layer="layout" svg:width="4.826cm" svg:height="1.8cm" svg:x="2.397cm" svg:y="15.932cm">
          <text:p text:style-name="P13"><text:span text:style-name="T7">init_var_bfm</text:span></text:p>
          <text:p text:style-name="P14"><text:span text:style-name="T2">(init_var_bfm.F90)</text:span></text:p>
          <text:p text:style-name="P13"><text:span text:style-name="T1">Set functional groups</text:span></text:p>
        </draw:rect>
        <draw:connector draw:style-name="gr16" draw:text-style-name="P10" draw:layer="layout" svg:x1="4.811cm" svg:y1="10.763cm" svg:x2="4.81cm" svg:y2="11.314cm" draw:start-shape="id13" draw:start-glue-point="2" draw:end-shape="id14" draw:end-glue-point="0" svg:d="M4811 10763v276h-1v275">
          <text:p/>
        </draw:connector>
        <draw:connector draw:style-name="gr16" draw:text-style-name="P10" draw:layer="layout" svg:x1="4.81cm" svg:y1="13.114cm" svg:x2="4.81cm" svg:y2="13.651cm" draw:start-shape="id14" draw:start-glue-point="2" draw:end-shape="id15" draw:end-glue-point="0" svg:d="M4810 13114v537">
          <text:p/>
        </draw:connector>
        <draw:connector draw:style-name="gr16" draw:text-style-name="P10" draw:layer="layout" svg:x1="4.81cm" svg:y1="15.451cm" svg:x2="4.81cm" svg:y2="15.932cm" draw:start-shape="id15" draw:start-glue-point="2" draw:end-shape="id16" draw:end-glue-point="0" svg:d="M4810 15451v481">
          <text:p/>
        </draw:connector>
        <draw:rect draw:style-name="gr13" draw:text-style-name="P13" xml:id="id21" draw:id="id21" draw:layer="layout" svg:width="4.826cm" svg:height="1.8cm" svg:x="14.452cm" svg:y="8.963cm">
          <text:p text:style-name="P13"><text:span text:style-name="T7">trc_dta_ini</text:span></text:p>
          <text:p text:style-name="P14"><text:span text:style-name="T2">(trcdta.F90)</text:span></text:p>
          <text:p text:style-name="P13"><text:span text:style-name="T1"><text:s/></text:span><text:span text:style-name="T1">Initial conditions from file</text:span></text:p>
        </draw:rect>
        <draw:rect draw:style-name="gr14" draw:text-style-name="P13" xml:id="id22" draw:id="id22" draw:layer="layout" svg:width="4.826cm" svg:height="1.8cm" svg:x="14.452cm" svg:y="11.287cm">
          <text:p text:style-name="P13"><text:span text:style-name="T7">trc_rst_read</text:span></text:p>
          <text:p text:style-name="P14"><text:span text:style-name="T2">(trcrst.F90)</text:span></text:p>
          <text:p text:style-name="P13"><text:span text:style-name="T1"><text:s/></text:span><text:span text:style-name="T1">Read restart state</text:span></text:p>
        </draw:rect>
        <draw:rect draw:style-name="gr15" draw:text-style-name="P13" xml:id="id20" draw:id="id20" draw:layer="layout" svg:width="4.572cm" svg:height="1.8cm" svg:x="8.6cm" svg:y="11.287cm">
          <text:p text:style-name="P13"><text:span text:style-name="T7">ini_organic_quotas</text:span></text:p>
          <text:p text:style-name="P14"><text:span text:style-name="T2">(init_var_bfm.F90)</text:span></text:p>
          <text:p text:style-name="P13">Set initial ratios</text:p>
        </draw:rect>
        <draw:connector draw:style-name="gr16" draw:text-style-name="P10" draw:layer="layout" svg:x1="10.886cm" svg:y1="4.979cm" svg:x2="10.886cm" svg:y2="6.596cm" draw:start-shape="id10" draw:start-glue-point="2" draw:end-shape="id17" draw:end-glue-point="0" svg:d="M10886 4979v1617">
          <text:p/>
        </draw:connector>
        <draw:connector draw:style-name="gr16" draw:text-style-name="P10" draw:layer="layout" draw:line-skew="0.306cm" svg:x1="10.886cm" svg:y1="4.971cm" svg:x2="16.865cm" svg:y2="6.596cm" draw:end-shape="id18" draw:end-glue-point="0" svg:d="M10886 4971v855h5979v770">
          <text:p/>
        </draw:connector>
        <draw:rect draw:style-name="gr13" draw:text-style-name="P13" xml:id="id23" draw:id="id23" draw:layer="layout" svg:width="4.826cm" svg:height="1.8cm" svg:x="14.452cm" svg:y="13.551cm">
          <text:p text:style-name="P13"><text:span text:style-name="T7">trc_bc</text:span></text:p>
          <text:p text:style-name="P14"><text:span text:style-name="T2">(trcbc.F90)</text:span></text:p>
          <text:p text:style-name="P13"><text:span text:style-name="T1">Set boundary conditions</text:span></text:p>
        </draw:rect>
        <draw:connector draw:style-name="gr16" draw:text-style-name="P10" draw:layer="layout" svg:x1="10.886cm" svg:y1="8.396cm" svg:x2="10.886cm" svg:y2="8.963cm" draw:start-shape="id17" draw:start-glue-point="2" draw:end-shape="id19" draw:end-glue-point="0" svg:d="M10886 8396v567">
          <text:p/>
        </draw:connector>
        <draw:connector draw:style-name="gr16" draw:text-style-name="P10" draw:layer="layout" svg:x1="10.886cm" svg:y1="10.763cm" svg:x2="10.886cm" svg:y2="11.287cm" draw:start-shape="id19" draw:start-glue-point="2" draw:end-shape="id20" draw:end-glue-point="0" svg:d="M10886 10763v524">
          <text:p/>
        </draw:connector>
        <draw:connector draw:style-name="gr16" draw:text-style-name="P10" draw:layer="layout" svg:x1="16.865cm" svg:y1="8.396cm" svg:x2="16.865cm" svg:y2="8.963cm" draw:start-shape="id18" draw:start-glue-point="2" draw:end-shape="id21" draw:end-glue-point="0" svg:d="M16865 8396v567">
          <text:p/>
        </draw:connector>
        <draw:connector draw:style-name="gr16" draw:text-style-name="P10" draw:layer="layout" svg:x1="16.865cm" svg:y1="10.763cm" svg:x2="16.865cm" svg:y2="11.287cm" draw:start-shape="id21" draw:start-glue-point="2" draw:end-shape="id22" draw:end-glue-point="0" svg:d="M16865 10763v524">
          <text:p/>
        </draw:connector>
        <draw:connector draw:style-name="gr16" draw:text-style-name="P10" draw:layer="layout" svg:x1="16.865cm" svg:y1="13.087cm" svg:x2="16.865cm" svg:y2="13.551cm" draw:start-shape="id22" draw:start-glue-point="2" draw:end-shape="id23" draw:end-glue-point="0" svg:d="M16865 13087v464">
          <text:p/>
        </draw:connector>
        <draw:rect draw:style-name="gr17" draw:text-style-name="P16" draw:layer="layout" svg:width="0.873cm" svg:height="0.485cm" svg:x="9.574cm" svg:y="15.765cm">
          <text:p/>
        </draw:rect>
        <draw:rect draw:style-name="gr18" draw:text-style-name="P16" draw:layer="layout" svg:width="0.873cm" svg:height="0.485cm" svg:x="9.574cm" svg:y="17.124cm">
          <text:p/>
        </draw:rect>
        <draw:rect draw:style-name="gr19" draw:text-style-name="P16" draw:layer="layout" svg:width="0.873cm" svg:height="0.486cm" svg:x="9.574cm" svg:y="16.444cm">
          <text:p/>
        </draw:rect>
        <draw:frame draw:style-name="gr20" draw:text-style-name="P17" draw:layer="layout" svg:width="1.354cm" svg:height="0.564cm" svg:x="10.392cm" svg:y="15.726cm">
          <draw:text-box>
            <text:p text:style-name="P17">NEMO</text:p>
          </draw:text-box>
        </draw:frame>
        <draw:frame draw:style-name="gr21" draw:text-style-name="P17" draw:layer="layout" svg:width="1.341cm" svg:height="0.564cm" svg:x="10.392cm" svg:y="17.058cm">
          <draw:text-box>
            <text:p text:style-name="P17">BFM</text:p>
          </draw:text-box>
        </draw:frame>
        <draw:frame draw:style-name="gr22" draw:text-style-name="P17" draw:layer="layout" svg:width="2.36cm" svg:height="0.564cm" svg:x="10.392cm" svg:y="16.379cm">
          <draw:text-box>
            <text:p text:style-name="P17">TOP modified</text:p>
          </draw:text-box>
        </draw:frame>
        <draw:rect draw:style-name="gr23" draw:text-style-name="P10" draw:layer="layout" svg:width="3.683cm" svg:height="2.159cm" svg:x="9.128cm" svg:y="15.605cm">
          <text:p/>
        </draw:rect>
      </draw:page>
      <draw:page draw:name="page3" draw:style-name="dp1" draw:master-page-name="Default">
        <draw:rect draw:style-name="gr13" draw:text-style-name="P13" xml:id="id25" draw:id="id25" draw:layer="layout" svg:width="4.826cm" svg:height="1.8cm" svg:x="3.702cm" svg:y="13.97cm">
          <text:p text:style-name="P13"><text:span text:style-name="T7">trc_wri</text:span></text:p>
          <text:p text:style-name="P14"><text:span text:style-name="T2">(trcwri.F90)</text:span></text:p>
          <text:p text:style-name="P13"><text:span text:style-name="T1"><text:s/></text:span><text:span text:style-name="T1">XIOS output </text:span><text:span text:style-name="T1">write</text:span></text:p>
        </draw:rect>
        <draw:connector draw:style-name="gr16" draw:text-style-name="P10" draw:layer="layout" svg:x1="2.635cm" svg:y1="4.791cm" svg:x2="3.702cm" svg:y2="14.87cm" draw:start-shape="id24" draw:start-glue-point="2" draw:end-shape="id25" draw:end-glue-point="3" svg:d="M2635 4791v10079h1067">
          <text:p/>
        </draw:connector>
        <draw:rect draw:style-name="gr13" draw:text-style-name="P13" draw:layer="layout" svg:width="4.826cm" svg:height="1.8cm" svg:x="1.412cm" svg:y="2.979cm">
          <text:p text:style-name="P13"><text:span text:style-name="T7">trc_stp</text:span></text:p>
          <text:p text:style-name="P14"><text:span text:style-name="T2">(trcstp.F90)</text:span></text:p>
          <text:p text:style-name="P13"><text:span text:style-name="T1"><text:s/></text:span><text:span text:style-name="T1">TOP time marching</text:span></text:p>
        </draw:rect>
        <draw:line draw:style-name="gr24" draw:text-style-name="P10" xml:id="id24" draw:id="id24" draw:layer="layout" svg:x1="1.416cm" svg:y1="4.787cm" svg:x2="3.854cm" svg:y2="4.791cm">
          <text:p/>
        </draw:line>
        <draw:rect draw:style-name="gr14" draw:text-style-name="P13" xml:id="id26" draw:id="id26" draw:layer="layout" svg:width="4.826cm" svg:height="1.8cm" svg:x="9.509cm" svg:y="13.97cm">
          <text:p text:style-name="P13"><text:span text:style-name="T7">trc_wri_my_trc</text:span></text:p>
          <text:p text:style-name="P14"><text:span text:style-name="T2">(trcwri_my_trc.F90)</text:span></text:p>
          <text:p text:style-name="P13"><text:span text:style-name="T1"><text:s/></text:span><text:span text:style-name="T1">BFM data output</text:span></text:p>
        </draw:rect>
        <draw:connector draw:style-name="gr16" draw:text-style-name="P10" draw:layer="layout" svg:x1="8.528cm" svg:y1="14.87cm" svg:x2="9.509cm" svg:y2="14.87cm" draw:start-shape="id25" draw:start-glue-point="1" draw:end-shape="id26" draw:end-glue-point="3" svg:d="M8528 14870h981">
          <text:p/>
        </draw:connector>
        <draw:rect draw:style-name="gr14" draw:text-style-name="P13" xml:id="id29" draw:id="id29" draw:layer="layout" svg:width="4.826cm" svg:height="1.8cm" svg:x="3.702cm" svg:y="6.166cm">
          <text:p text:style-name="P13"><text:span text:style-name="T7">trc_sms_my_trc</text:span></text:p>
          <text:p text:style-name="P14"><text:span text:style-name="T2">(trc_sms_my_trc.F90)</text:span></text:p>
          <text:p text:style-name="P13">MY_TRC Source-Sinks</text:p>
        </draw:rect>
        <draw:rect draw:style-name="gr13" draw:text-style-name="P13" xml:id="id28" draw:id="id28" draw:layer="layout" svg:width="4.826cm" svg:height="1.8cm" svg:x="3.702cm" svg:y="8.779cm">
          <text:p text:style-name="P13"><text:span text:style-name="T7">trc_trp</text:span></text:p>
          <text:p text:style-name="P14"><text:span text:style-name="T2">(trctrp.F90)</text:span></text:p>
          <text:p text:style-name="P13"><text:span text:style-name="T1"><text:s/></text:span><text:span text:style-name="T1">Tracers transport</text:span></text:p>
        </draw:rect>
        <draw:rect draw:style-name="gr13" draw:text-style-name="P13" draw:layer="layout" svg:width="4.826cm" svg:height="1.8cm" svg:x="3.702cm" svg:y="13.97cm">
          <text:p text:style-name="P13"><text:span text:style-name="T7">trc_wri</text:span></text:p>
          <text:p text:style-name="P14"><text:span text:style-name="T2">(trcwri.F90)</text:span></text:p>
          <text:p text:style-name="P13"><text:span text:style-name="T1"><text:s/></text:span><text:span text:style-name="T1">XIOS output </text:span><text:span text:style-name="T1">write</text:span></text:p>
        </draw:rect>
        <draw:rect draw:style-name="gr15" draw:text-style-name="P13" xml:id="id34" draw:id="id34" draw:layer="layout" svg:width="4.826cm" svg:height="1.8cm" svg:x="15.405cm" svg:y="6.334cm">
          <text:p text:style-name="P13"><text:span text:style-name="T7">EcologyDynamics</text:span></text:p>
          <text:p text:style-name="P14"><text:span text:style-name="T2">(Ecology.F90</text:span><text:span text:style-name="T2">)</text:span></text:p>
          <text:p text:style-name="P13">BFM processes</text:p>
        </draw:rect>
        <draw:rect draw:style-name="gr14" draw:text-style-name="P13" xml:id="id35" draw:id="id35" draw:layer="layout" svg:width="4.826cm" svg:height="1.8cm" svg:x="15.405cm" svg:y="8.366cm">
          <text:p text:style-name="P13"><text:span text:style-name="T7">diags_collect</text:span></text:p>
          <text:p text:style-name="P14"><text:span text:style-name="T2">(trcwri_my_trc.F90)</text:span></text:p>
          <text:p text:style-name="P13">Get 3D/2D diagnostics</text:p>
        </draw:rect>
        <draw:rect draw:style-name="gr14" draw:text-style-name="P13" xml:id="id27" draw:id="id27" draw:layer="layout" svg:width="4.826cm" svg:height="1.8cm" svg:x="3.702cm" svg:y="11.392cm">
          <text:p text:style-name="P13"><text:span text:style-name="T7">trc_rst_write</text:span></text:p>
          <text:p text:style-name="P14"><text:span text:style-name="T2">(trcrst.F90)</text:span></text:p>
          <text:p text:style-name="P13"><text:span text:style-name="T1"><text:s/></text:span><text:span text:style-name="T1">Save restart</text:span></text:p>
        </draw:rect>
        <draw:rect draw:style-name="gr14" draw:text-style-name="P13" xml:id="id33" draw:id="id33" draw:layer="layout" svg:width="4.826cm" svg:height="1.8cm" svg:x="9.798cm" svg:y="3.294cm">
          <text:p text:style-name="P13"><text:span text:style-name="T7">update_bgc_forcings</text:span></text:p>
          <text:p text:style-name="P14"><text:span text:style-name="T2">(trcsms_my_trc.F90)</text:span></text:p>
          <text:p text:style-name="P13"><text:span text:style-name="T1">Vertical light, CO</text:span><text:span text:style-name="T10">2</text:span><text:span text:style-name="T1">, Dust</text:span></text:p>
        </draw:rect>
        <draw:rect draw:style-name="gr14" draw:text-style-name="P13" xml:id="id32" draw:id="id32" draw:layer="layout" svg:width="4.826cm" svg:height="1.8cm" svg:x="9.798cm" svg:y="5.326cm">
          <text:p text:style-name="P13"><text:span text:style-name="T11">environmental_conditions</text:span></text:p>
          <text:p text:style-name="P14"><text:span text:style-name="T2">(trc_sms_my_trc</text:span><text:span text:style-name="T2">.F90)</text:span></text:p>
          <text:p text:style-name="P13">Get physical quantities</text:p>
        </draw:rect>
        <draw:rect draw:style-name="gr14" draw:text-style-name="P13" xml:id="id31" draw:id="id31" draw:layer="layout" svg:width="4.826cm" svg:height="1.8cm" svg:x="9.798cm" svg:y="7.336cm">
          <text:p text:style-name="P13"><text:span text:style-name="T7">execute_bfm</text:span></text:p>
          <text:p text:style-name="P14"><text:span text:style-name="T2">(trc_sms_my_trc</text:span><text:span text:style-name="T2">.F90)</text:span></text:p>
          <text:p text:style-name="P13">BFM processes</text:p>
        </draw:rect>
        <draw:rect draw:style-name="gr15" draw:text-style-name="P13" xml:id="id30" draw:id="id30" draw:layer="layout" svg:width="4.826cm" svg:height="1.8cm" svg:x="9.798cm" svg:y="9.395cm">
          <text:p text:style-name="P13"><text:span text:style-name="T7">trc_set</text:span></text:p>
          <text:p text:style-name="P14"><text:span text:style-name="T2">(trcset</text:span><text:span text:style-name="T2">.F90)</text:span></text:p>
          <text:p text:style-name="P13">Vertical sinking</text:p>
        </draw:rect>
        <draw:connector draw:style-name="gr16" draw:text-style-name="P10" draw:layer="layout" svg:x1="2.635cm" svg:y1="4.791cm" svg:x2="3.702cm" svg:y2="12.292cm" draw:start-shape="id24" draw:start-glue-point="2" draw:end-shape="id27" draw:end-glue-point="3" svg:d="M2635 4791v7501h1067">
          <text:p/>
        </draw:connector>
        <draw:connector draw:style-name="gr16" draw:text-style-name="P10" draw:layer="layout" svg:x1="2.635cm" svg:y1="4.791cm" svg:x2="3.702cm" svg:y2="9.679cm" draw:start-shape="id24" draw:start-glue-point="2" draw:end-shape="id28" draw:end-glue-point="3" svg:d="M2635 4791v4888h1067">
          <text:p/>
        </draw:connector>
        <draw:connector draw:style-name="gr16" draw:text-style-name="P10" draw:layer="layout" svg:x1="2.635cm" svg:y1="4.791cm" svg:x2="3.702cm" svg:y2="7.066cm" draw:start-shape="id24" draw:start-glue-point="2" draw:end-shape="id29" draw:end-glue-point="3" svg:d="M2635 4791v2275h1067">
          <text:p/>
        </draw:connector>
        <draw:connector draw:style-name="gr16" draw:text-style-name="P10" draw:layer="layout" svg:x1="8.528cm" svg:y1="7.066cm" svg:x2="9.798cm" svg:y2="10.295cm" draw:start-shape="id29" draw:start-glue-point="1" draw:end-shape="id30" draw:end-glue-point="3" svg:d="M8528 7066h635v3229h635">
          <text:p/>
        </draw:connector>
        <draw:connector draw:style-name="gr16" draw:text-style-name="P10" draw:layer="layout" svg:x1="8.528cm" svg:y1="7.066cm" svg:x2="9.798cm" svg:y2="8.236cm" draw:start-shape="id29" draw:start-glue-point="1" draw:end-shape="id31" svg:d="M8528 7066h635v1170h635">
          <text:p/>
        </draw:connector>
        <draw:connector draw:style-name="gr16" draw:text-style-name="P10" draw:layer="layout" svg:x1="8.528cm" svg:y1="7.066cm" svg:x2="9.798cm" svg:y2="6.226cm" draw:start-shape="id29" draw:start-glue-point="1" draw:end-shape="id32" draw:end-glue-point="3" svg:d="M8528 7066h635v-840h635">
          <text:p/>
        </draw:connector>
        <draw:connector draw:style-name="gr16" draw:text-style-name="P10" draw:layer="layout" svg:x1="8.528cm" svg:y1="7.066cm" svg:x2="9.798cm" svg:y2="4.194cm" draw:start-shape="id29" draw:start-glue-point="1" draw:end-shape="id33" svg:d="M8528 7066h635v-2872h635">
          <text:p/>
        </draw:connector>
        <draw:connector draw:style-name="gr16" draw:text-style-name="P10" draw:layer="layout" svg:x1="14.624cm" svg:y1="8.236cm" svg:x2="15.405cm" svg:y2="7.234cm" draw:start-shape="id31" draw:start-glue-point="1" draw:end-shape="id34" draw:end-glue-point="3" svg:d="M14624 8236h391v-1002h390">
          <text:p/>
        </draw:connector>
        <draw:connector draw:style-name="gr16" draw:text-style-name="P10" draw:layer="layout" svg:x1="14.624cm" svg:y1="8.236cm" svg:x2="15.405cm" svg:y2="9.266cm" draw:start-shape="id31" draw:start-glue-point="1" draw:end-shape="id35" draw:end-glue-point="3" svg:d="M14624 8236h391v1030h390">
          <text:p/>
        </draw:connector>
        <draw:rect draw:style-name="gr17" draw:text-style-name="P16" draw:layer="layout" svg:width="0.873cm" svg:height="0.485cm" svg:x="16.559cm" svg:y="12.564cm">
          <text:p/>
        </draw:rect>
        <draw:rect draw:style-name="gr18" draw:text-style-name="P16" draw:layer="layout" svg:width="0.873cm" svg:height="0.485cm" svg:x="16.559cm" svg:y="13.923cm">
          <text:p/>
        </draw:rect>
        <draw:rect draw:style-name="gr19" draw:text-style-name="P16" draw:layer="layout" svg:width="0.873cm" svg:height="0.486cm" svg:x="16.559cm" svg:y="13.243cm">
          <text:p/>
        </draw:rect>
        <draw:frame draw:style-name="gr20" draw:text-style-name="P17" draw:layer="layout" svg:width="1.354cm" svg:height="0.564cm" svg:x="17.377cm" svg:y="12.525cm">
          <draw:text-box>
            <text:p text:style-name="P17">NEMO</text:p>
          </draw:text-box>
        </draw:frame>
        <draw:frame draw:style-name="gr21" draw:text-style-name="P17" draw:layer="layout" svg:width="1.341cm" svg:height="0.564cm" svg:x="17.377cm" svg:y="13.857cm">
          <draw:text-box>
            <text:p text:style-name="P17">BFM</text:p>
          </draw:text-box>
        </draw:frame>
        <draw:frame draw:style-name="gr22" draw:text-style-name="P17" draw:layer="layout" svg:width="2.36cm" svg:height="0.564cm" svg:x="17.377cm" svg:y="13.178cm">
          <draw:text-box>
            <text:p text:style-name="P17">TOP modified</text:p>
          </draw:text-box>
        </draw:frame>
        <draw:rect draw:style-name="gr23" draw:text-style-name="P10" draw:layer="layout" svg:width="3.683cm" svg:height="2.159cm" svg:x="16.113cm" svg:y="12.404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3" draw:display-name="Arrowheads 3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27T07:45:57.628638000</meta:creation-date>
    <dc:date>2022-10-17T17:18:35</dc:date>
    <meta:editing-duration>PT7H26M</meta:editing-duration>
    <meta:editing-cycles>11</meta:editing-cycles>
    <meta:generator>OpenOffice/4.1.7$Unix OpenOffice.org_project/417m1$Build-9800</meta:generator>
    <dc:creator>Tomas </dc:creator>
    <meta:document-statistic meta:object-count="97"/>
  </office:meta>
</office:document-meta>
</file>